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style:font-name="Courier Prime2" fo:font-size="2pt" style:font-size-asian="18pt" style:font-size-complex="18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style:font-name="Courier Prime2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style:font-name="Courier Prime2" fo:font-size="2pt" style:font-size-asian="18pt" style:font-size-complex="18pt"/>
    </style:style>
    <style:style style:name="T3" style:family="text">
      <style:text-properties style:font-name="Courier Prime2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0.25cm" svg:height="0.25cm" svg:x="8.45cm" svg:y="8.65cm">
          <draw:image xlink:href="Pictures/100002010000002600000026159172AD.png" xlink:type="simple" xlink:show="embed" xlink:actuate="onLoad">
            <text:p text:style-name="P3"><text:span text:style-name="T2">M1</text:span></text:p>
          </draw:image>
        </draw:frame>
        <draw:frame draw:style-name="gr3" draw:text-style-name="P4" draw:layer="layout" svg:width="0.25cm" svg:height="0.25cm" svg:x="8.85cm" svg:y="8.65cm">
          <draw:image xlink:href="Pictures/100002010000002600000026159172AD.png" xlink:type="simple" xlink:show="embed" xlink:actuate="onLoad">
            <text:p text:style-name="P3"><text:span text:style-name="T2">M2</text:span></text:p>
          </draw:image>
        </draw:frame>
        <draw:custom-shape draw:style-name="gr2" draw:text-style-name="P6" draw:layer="layout" svg:width="3.2cm" svg:height="1.4cm" svg:x="4.3cm" svg:y="7.5cm">
          <text:p text:style-name="P5"><text:span text:style-name="T3">Money for</text:span></text:p>
          <text:p text:style-name="P5"><text:span text:style-name="T3">B2B company</text:span></text:p>
          <draw:enhanced-geometry svg:viewBox="0 0 21600 21600" draw:text-areas="800 800 20800 20800" draw:type="round-rectangular-callout" draw:modifiers="27605.6232427366 19996.57387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3.2cm" svg:height="1.4cm" svg:x="10cm" svg:y="7.3cm">
          <text:p text:style-name="P5"><text:span text:style-name="T3">Money for</text:span></text:p>
          <text:p text:style-name="P5"><text:span text:style-name="T3">B2C company</text:span></text:p>
          <draw:enhanced-geometry svg:viewBox="0 0 21600 21600" draw:text-areas="800 800 20800 20800" draw:type="round-rectangular-callout" draw:modifiers="-5310.59044048735 22201.28479657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cm" svg:height="1.2cm" svg:x="8.1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7cm" svg:y1="4.1cm" svg:x2="8.7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14:25:23.722000000</dc:date>
    <meta:editing-duration>PT4H27M35S</meta:editing-duration>
    <meta:editing-cycles>58</meta:editing-cycles>
    <meta:generator>LibreOffice/4.2.3.3$Windows_x86 LibreOffice_project/882f8a0a489bc99a9e60c7905a60226254cb6ff0</meta:generator>
    <meta:document-statistic meta:object-count="14"/>
  </office:meta>
</office:document-meta>
</file>